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fo:color="#000000" loext:opacity="100%" style:font-name="Verdana" style:font-name-asian="Times New Roman" style:language-asian="de" style:country-asian="DE"/>
    </style:style>
    <style:style style:name="P2" style:family="paragraph" style:parent-style-name="Standard" style:master-page-name="MP0">
      <style:paragraph-properties fo:margin-top="0cm" fo:margin-bottom="0cm" style:contextual-spacing="false" style:page-number="auto" fo:break-before="page"/>
      <style:text-properties fo:color="#000000" loext:opacity="100%" style:font-name="Verdana" style:font-name-asian="Times New Roman" style:language-asian="de" style:country-asian="DE"/>
    </style:style>
    <style:style style:name="T1" style:family="text">
      <style:text-properties officeooo:rsid="00173d2d"/>
    </style:style>
    <style:style style:name="T2" style:family="text">
      <style:text-properties officeooo:rsid="00179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dvent 2025, <text:span text:style-name="T2">10 Uhr, Stephanuskirche</text:span></text:p>
      <text:p text:style-name="P1"/>
      <text:p text:style-name="P1">Kein Vorspiel Orgel </text:p>
      <text:p text:style-name="P1">Beginn mit Chor  "Herr, der du bist der Gott".  </text:p>
      <text:p text:style-name="P1">Direkt danach EG 1 "Macht hoch die Tür" Gemeinde + Chor singen Verse 1-3 </text:p>
      <text:p text:style-name="P1">Direkt im Anschluss an EG 1 dann noch Chor mit Kanon "Macht hoch die Tür"</text:p>
      <text:p text:style-name="P1">Votum</text:p>
      <text:p text:style-name="P1">Begrüßung</text:p>
      <text:p text:style-name="P1">Psalm 24  EG 712</text:p>
      <text:p text:style-name="P1">Gebet</text:p>
      <text:p text:style-name="P1">Chor mit "The king shall come"  (Chor bleibt bei der Schriftlesung vor dem Altar stehen)</text:p>
      <text:p text:style-name="P1">Schriftlesung  Matthäus 21, 1-9</text:p>
      <text:p text:style-name="P1">EG 11  "Wie soll ich dich empfangen"  Gemeinde Verse 1 + 3, Chor Verse 2 + 4</text:p>
      <text:p text:style-name="P1">=&gt; Chor setzt sich hin</text:p>
      <text:p text:style-name="P1">Predigt</text:p>
      <text:p text:style-name="P1">EG 4  „Nun komm, der Heiden Heiland“ Verse 1, 4-5 (Gemeindelied)</text:p>
      <text:p text:style-name="P1">Fürbitten</text:p>
      <text:p text:style-name="P1">Vaterunser</text:p>
      <text:p text:style-name="P1">=&gt; Chor stellt sich wieder auf</text:p>
      <text:p text:style-name="P1">Chor  "Maria durch den Dornwald ging". </text:p>
      <text:p text:style-name="P1">Danach Ehrung<text:span text:style-name="T1">en</text:span>. </text:p>
      <text:p text:style-name="P1">Abkündigung</text:p>
      <text:p text:style-name="P1">Segen</text:p>
      <text:p text:style-name="P1">Chor  "This little light of mine".  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MacOSX_X86_64 LibreOffice_project/38d5f62f85355c192ef5f1dd47c5c0c0c6d6598b</meta:generator>
    <dc:title/>
    <dc:description/>
    <dc:subject/>
    <meta:initial-creator>Ludwig Gutermuth</meta:initial-creator>
    <meta:creation-date>2025-11-22T09:57:00Z</meta:creation-date>
    <dc:date>2025-11-22T12:11:16.935611977</dc:date>
    <meta:editing-cycles>4</meta:editing-cycles>
    <meta:editing-duration>PT1M36S</meta:editing-duration>
    <meta:document-statistic meta:table-count="0" meta:image-count="0" meta:object-count="0" meta:page-count="1" meta:paragraph-count="23" meta:word-count="131" meta:character-count="733" meta:non-whitespace-character-count="608"/>
    <meta:template xlink:type="simple" xlink:actuate="onRequest" xlink:title="" xlink:href="Normal"/>
  </office:meta>
</office:document-meta>
</file>